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10-30">30.10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Käyttäjätunnukset, oikeudet, käyttäjäryhmät (roolit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login -lause</text:span></text:p>
              </text:list-item>
              <text:list-item>
                <text:p text:style-name="P12"><text:span text:style-name="T6">create user -lau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llaisia oikeuksia on olemassa?</text:span></text:p>
              </text:list-item>
              <text:list-item>
                <text:p text:style-name="P12"><text:span text:style-name="T6">Mikä on niiden käyttö tarkoitus?</text:span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tietoturva on tärkeää?</text:span></text:p>
              </text:list-item>
              <text:list-item>
                <text:p text:style-name="P12"><text:span text:style-name="T6">Miten salakirjoitus liittyy tähän?</text:span></text:p>
              </text:list-item>
              <text:list-item>
                <text:p text:style-name="P12"><text:span text:style-name="T6">Millaisia erilaisia tapoja on salakirjoittaa?</text:span></text:p>
              </text:list-item>
              <text:list-item>
                <text:p text:style-name="P12"><text:span text:style-name="T6">Onko salakirjoitus algoritmeja murrettu?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turva ja salakirjoitus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10-30">30.10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10-30">30.10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99</meta:editing-cycles>
    <meta:print-date>2020-09-28T07:56:54</meta:print-date>
    <meta:creation-date>2020-11-11T09:16:24</meta:creation-date>
    <dc:date>2023-10-30T14:26:44.475000000</dc:date>
    <meta:editing-duration>PT11H24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